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646cm" fo:min-width="3.996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324cm" fo:min-width="2.52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35cm" fo:min-width="1.8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05cm" fo:min-width="4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651cm" fo:min-width="2.168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594cm" svg:height="0.962cm" svg:x="1.7cm" svg:y="2.3cm">
          <draw:text-box>
            <text:p>Key</text:p>
          </draw:text-box>
        </draw:frame>
        <draw:custom-shape draw:style-name="gr2" draw:text-style-name="P1" draw:layer="layout" svg:width="4.7cm" svg:height="2.1cm" svg:x="2.6cm" svg:y="4.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layer="layout" svg:width="3.326cm" svg:height="0.962cm" svg:x="10.2cm" svg:y="5.7cm">
          <draw:text-box>
            <text:p>Start/Stop</text:p>
          </draw:text-box>
        </draw:frame>
        <draw:custom-shape draw:style-name="gr3" draw:text-style-name="P1" draw:layer="layout" svg:width="4.8cm" svg:height="2.5cm" svg:x="2.3cm" svg:y="9cm">
          <text:p text:style-name="P1"/>
          <draw:enhanced-geometry svg:viewBox="0 0 21600 21600" draw:glue-points="?f6 0 10800 ?f8 ?f11 10800 ?f9 21600 10800 ?f10 ?f5 10800" draw:text-areas="?f3 ?f3 ?f4 ?f4" draw:mirror-vertical="false" draw:mirror-horizont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" draw:layer="layout" svg:width="3.995cm" svg:height="0.962cm" svg:x="9.6cm" svg:y="9.9cm">
          <draw:text-box>
            <text:p>Input/Output</text:p>
          </draw:text-box>
        </draw:frame>
        <draw:custom-shape draw:style-name="gr4" draw:text-style-name="P1" draw:layer="layout" svg:width="4.7cm" svg:height="3.2cm" svg:x="2.1cm" svg:y="13.8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layer="layout" svg:width="2.928cm" svg:height="0.962cm" svg:x="9.3cm" svg:y="15.4cm">
          <draw:text-box>
            <text:p>Decision</text:p>
          </draw:text-box>
        </draw:frame>
        <draw:custom-shape draw:style-name="gr5" draw:text-style-name="P1" draw:layer="layout" svg:width="4.5cm" svg:height="2.3cm" svg:x="2.5cm" svg:y="1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1.9cm" svg:x="2.7cm" svg:y="24.4cm">
          <text:p text:style-name="P1"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1" draw:layer="layout" svg:width="2.792cm" svg:height="0.962cm" svg:x="9.5cm" svg:y="20.2cm">
          <draw:text-box>
            <text:p>Process</text:p>
          </draw:text-box>
        </draw:frame>
        <draw:frame draw:style-name="gr1" draw:layer="layout" svg:width="2.72cm" svg:height="0.962cm" svg:x="9.2cm" svg:y="25cm">
          <draw:text-box>
            <text:p>Storage</text:p>
          </draw:text-box>
        </draw:frame>
        <draw:line draw:style-name="gr7" draw:text-style-name="P1" draw:layer="layout" svg:x1="1.9cm" svg:y1="3cm" svg:x2="3.3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6T17:03:19.916000000</meta:creation-date>
    <dc:date>2015-01-16T17:07:23.647000000</dc:date>
    <meta:editing-duration>PT4M3S</meta:editing-duration>
    <meta:editing-cycles>1</meta:editing-cycles>
    <meta:document-statistic meta:object-count="12"/>
    <meta:generator>LibreOffice/4.3.2.2$Windows_x86 LibreOffice_project/edfb5295ba211bd31ad47d0bad0118690f76407d</meta:generator>
  </office:meta>
</office:document-meta>
</file>